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 Narrow" svg:font-family="'Arial Narro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style:font-name="Arial Narrow"/>
    </style:style>
    <style:style style:name="P4" style:family="paragraph" style:parent-style-name="Text_20_body">
      <style:text-properties style:font-name="Arial Narrow" style:text-underline-style="solid" style:text-underline-width="auto" style:text-underline-color="font-color" fo:font-weight="bold"/>
    </style:style>
    <style:style style:name="P5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 be termed scientific, a method of <text:a xlink:type="simple" xlink:href="http://en.wikipedia.org/wiki/Inquiry">inquiry</text:a> must be based on gathering <text:a xlink:type="simple" xlink:href="http://en.wikipedia.org/wiki/Observable">observable</text:a>, <text:a xlink:type="simple" xlink:href="http://en.wikipedia.org/wiki/Empirical">empirical</text:a> and <text:a xlink:type="simple" xlink:href="http://en.wikipedia.org/wiki/Measure">measurable</text:a> <text:a xlink:type="simple" xlink:href="http://en.wikipedia.org/wiki/Evidence">evidence</text:a> subject to specific principles of <text:a xlink:type="simple" xlink:href="http://en.wikipedia.org/wiki/Reasoning">reasoning</text:a>.<text:bookmark text:name="cite_ref-0"/><text:a xlink:type="simple" xlink:href="http://en.wikipedia.org/wiki/Scientific_method#cite_note-0">[1]</text:a></text:p>
      <text:p text:style-name="Standard"/>
      <text:p text:style-name="Standard">A scientific method consists of the collection of <text:a xlink:type="simple" xlink:href="http://en.wikipedia.org/wiki/Data">data</text:a> through <text:a xlink:type="simple" xlink:href="http://en.wikipedia.org/wiki/Observation">observation</text:a> and <text:a xlink:type="simple" xlink:href="http://en.wikipedia.org/wiki/Experiment">experimentation</text:a>, and the formulation and testing of <text:a xlink:type="simple" xlink:href="http://en.wikipedia.org/wiki/Hypotheses">hypotheses</text:a>.<text:bookmark text:name="cite_ref-1"/><text:a xlink:type="simple" xlink:href="http://en.wikipedia.org/wiki/Scientific_method#cite_note-1">[2]</text:a></text:p>
      <text:p text:style-name="Standard"/>
      <text:list xml:id="list215336342" text:style-name="L1">
        <text:list-item>
          <text:p text:style-name="P1"><text:a xlink:type="simple" xlink:href="http://en.wikipedia.org/wiki/Scientific_method#Elements_of_scientific_method">3 Elements of scientific method</text:a> </text:p>
        </text:list-item>
      </text:list>
      <text:list xml:id="list579955006" text:style-name="L2">
        <text:list-item>
          <text:p text:style-name="P5"><text:a xlink:type="simple" xlink:href="http://en.wikipedia.org/wiki/Scientific_method#Characterizations">3.1 Characterizations</text:a> </text:p>
          <text:list>
            <text:list-item>
              <text:p text:style-name="P5"><text:a xlink:type="simple" xlink:href="http://en.wikipedia.org/wiki/Scientific_method#Uncertainty">3.1.1 Uncertainty</text:a> </text:p>
            </text:list-item>
            <text:list-item>
              <text:p text:style-name="P5"><text:a xlink:type="simple" xlink:href="http://en.wikipedia.org/wiki/Scientific_method#Definition">3.1.2 Definition</text:a> </text:p>
            </text:list-item>
            <text:list-item>
              <text:p text:style-name="P5"><text:a xlink:type="simple" xlink:href="http://en.wikipedia.org/wiki/Scientific_method#Example_of_characterizations">3.1.3 Example of characterizations</text:a> </text:p>
              <text:list>
                <text:list-item>
                  <text:p text:style-name="P5"><text:a xlink:type="simple" xlink:href="http://en.wikipedia.org/wiki/Scientific_method#DNA-characterizations">3.1.3.1 DNA-characterizations</text:a> </text:p>
                </text:list-item>
                <text:list-item>
                  <text:p text:style-name="P5"><text:a xlink:type="simple" xlink:href="http://en.wikipedia.org/wiki/Scientific_method#Precession_of_Mercury">3.1.3.2 Precession of Mercury</text:a> </text:p>
                </text:list-item>
              </text:list>
            </text:list-item>
          </text:list>
        </text:list-item>
        <text:list-item>
          <text:p text:style-name="P5"><text:a xlink:type="simple" xlink:href="http://en.wikipedia.org/wiki/Scientific_method#Hypothesis_development">3.2 Hypothesis development</text:a> </text:p>
          <text:list>
            <text:list-item>
              <text:p text:style-name="P5"><text:a xlink:type="simple" xlink:href="http://en.wikipedia.org/wiki/Scientific_method#DNA-hypotheses">3.2.1 DNA-hypotheses</text:a> </text:p>
            </text:list-item>
          </text:list>
        </text:list-item>
        <text:list-item>
          <text:p text:style-name="P5"><text:a xlink:type="simple" xlink:href="http://en.wikipedia.org/wiki/Scientific_method#Predictions_from_the_hypothesis">3.3 Predictions from the hypothesis</text:a> </text:p>
          <text:list>
            <text:list-item>
              <text:p text:style-name="P5"><text:a xlink:type="simple" xlink:href="http://en.wikipedia.org/wiki/Scientific_method#DNA-predictions">3.3.1 DNA-predictions</text:a> </text:p>
            </text:list-item>
            <text:list-item>
              <text:p text:style-name="P5"><text:a xlink:type="simple" xlink:href="http://en.wikipedia.org/wiki/Scientific_method#General_relativity">3.3.2 General relativity</text:a> </text:p>
            </text:list-item>
          </text:list>
        </text:list-item>
        <text:list-item>
          <text:p text:style-name="P5"><text:a xlink:type="simple" xlink:href="http://en.wikipedia.org/wiki/Scientific_method#Experiments">3.4 Experiments</text:a> </text:p>
          <text:list>
            <text:list-item>
              <text:p text:style-name="P5"><text:a xlink:type="simple" xlink:href="http://en.wikipedia.org/wiki/Scientific_method#DNA-experiments">3.4.1 DNA-experiments</text:a> </text:p>
            </text:list-item>
          </text:list>
        </text:list-item>
        <text:list-item>
          <text:p text:style-name="P5"><text:a xlink:type="simple" xlink:href="http://en.wikipedia.org/wiki/Scientific_method#Evaluation_and_improvement">3.5 Evaluation and improvement</text:a> </text:p>
          <text:list>
            <text:list-item>
              <text:p text:style-name="P5"><text:a xlink:type="simple" xlink:href="http://en.wikipedia.org/wiki/Scientific_method#DNA-iterations">3.5.1 DNA-iterations</text:a> </text:p>
            </text:list-item>
          </text:list>
        </text:list-item>
        <text:list-item>
          <text:p text:style-name="P2"><text:a xlink:type="simple" xlink:href="http://en.wikipedia.org/wiki/Scientific_method#Confirmation">3.6 Confirmation</text:a> </text:p>
        </text:list-item>
      </text:list>
      <text:p text:style-name="Standard"/>
      <text:p text:style-name="Standard"/>
      <text:p text:style-name="P4">Fichas bibliográficas</text:p>
      <text:p text:style-name="P3">La ficha bibliográfica es una ficha pequeña, destinada a anotar meramente los datos de un libro o articulo. Estas fichas se hacen para todos los libros o artículos que eventualmente pueden ser útiles a nuestra investigación, no solo para los que se han encontrado físicamente o leído. En ellas se registran las fuentes encontradas, por ejemplo, en el catalogo de una biblioteca, en una bibliografía, en índices de publicaciones, etc.</text:p>
      <text:p text:style-name="Standard"/>
      <text:p text:style-name="Standard">Ficha Textual. <text:line-break/>Este tipo de fichas se realiza la trascripción de un <text:bookmark text:name="autolink8"/><text:a xlink:type="simple" xlink:href="http://www.monografias.com/trabajos13/libapren/libapren.shtml">párrafo</text:a> que contenga una idea importante para <text:bookmark text:name="autolink7"/><text:a xlink:type="simple" xlink:href="http://www.monografias.com/trabajos/fintrabajo/fintrabajo.shtml">el trabajo</text:a> de investigación que se está realizando.<text:line-break/><text:bookmark text:name="autolink6"/><text:a xlink:type="simple" xlink:href="http://www.monografias.com/trabajos16/metodo-lecto-escritura/metodo-lecto-escritura.shtml">La lectura</text:a> de las <text:bookmark text:name="autolink5"/><text:a xlink:type="simple" xlink:href="http://www.monografias.com/trabajos10/formulac/formulac.shtml#FUNC">fuentes</text:a> para obtener información se realiza en <text:bookmark text:name="autolink4"/><text:a xlink:type="simple" xlink:href="http://www.monografias.com/trabajos7/mafu/mafu.shtml">función</text:a> del <text:bookmark text:name="autolink3"/><text:a xlink:type="simple" xlink:href="http://www.monografias.com/trabajos7/plane/plane.shtml">plan</text:a> de trabajo, es decir que no se leen corrido los <text:bookmark text:name="autolink2"/><text:a xlink:type="simple" xlink:href="http://www.monografias.com/trabajos16/contabilidad-mercantil/contabilidad-mercantil.shtml#libros">libros</text:a>, artículos o <text:bookmark text:name="autolink1"/><text:a xlink:type="simple" xlink:href="http://www.monografias.com/trabajos14/comer/comer.shtml">documentos</text:a>, si no los capítulos o las partes que servirán a la investigación. En esta <text:bookmark text:name="autolink"/><text:a xlink:type="simple" xlink:href="http://www.monografias.com/trabajos14/textos-escrit/textos-escrit.shtml">lectura</text:a> selectiva y analítica el estudiante va localizando y tomando nota de los datos o ideas que se interesan.</text:p>
      <text:p text:style-name="Standard"><text:tab/></text:p>
      <text:p text:style-name="Standard"/>
      <text:p text:style-name="Standard"><text:a xlink:type="simple" xlink:href="http://www.nuevamuseologia.com.ar/fichasbiblio.htm">http://www.nuevamuseologia.com.ar/fichasbiblio.htm</text:a></text:p>
      <text:p text:style-name="Standard"><text:a xlink:type="simple" xlink:href="http://en.wikipedia.org/wiki/Index_card">http://en.wikipedia.org/wiki/Index_car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Narrow" svg:font-family="'Arial Narro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0:03:39</meta:creation-date>
    <meta:document-statistic meta:table-count="0" meta:image-count="0" meta:object-count="0" meta:page-count="1" meta:paragraph-count="25" meta:word-count="271" meta:character-count="1807"/>
    <dc:date>2009-09-18T10:30:13</dc:date>
    <meta:editing-duration>PT00H11M24S</meta:editing-duration>
    <meta:editing-cycles>1</meta:editing-cycles>
    <meta:generator>OpenOffice.org/3.1$Linux OpenOffice.org_project/310m19$Build-9420</meta:generator>
  </office:meta>
</office:document-meta>
</file>